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6" style:family="table-cell" style:parent-style-name="Default" style:data-style-name="N37"/>
    <style:style style:name="ce7" style:family="table-cell" style:parent-style-name="Default">
      <style:text-properties style:text-underline-style="none"/>
    </style:style>
    <style:style style:name="ce5" style:family="table-cell" style:parent-style-name="Default" style:data-style-name="N37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/>
        </table:table-row>
        <table:table-row table:style-name="ro1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03">
            <text:p>03/01/12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ce5" office:value-type="date" office:date-value="2012-01-09">
            <text:p>09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3-13">
            <text:p>13/03/12</text:p>
          </table:table-cell>
          <table:table-cell table:style-name="ce1"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9">
            <text:p>09/04/12</text:p>
          </table:table-cell>
          <table:table-cell table:style-name="ce1"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date" office:date-value="2012-04-13">
            <text:p>13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4-14">
            <text:p>14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6">
            <text:p>16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  <table:table-cell office:value-type="string">
            <text:p>Pruebas a partir de aquí</text:p>
          </table:table-cell>
        </table:table-row>
        <table:table-row table:style-name="ro1">
          <table:table-cell/>
          <table:table-cell table:style-name="ce5" office:value-type="date" office:date-value="2012-05-03">
            <text:p>0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4">
            <text:p>04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07">
            <text:p>07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8">
            <text:p>0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9">
            <text:p>09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0">
            <text:p>1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13">
            <text:p>1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14">
            <text:p>14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5">
            <text:p>1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16">
            <text:p>16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17">
            <text:p>17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8">
            <text:p>1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20">
            <text:p>2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21">
            <text:p>21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22">
            <text:p>22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3">
            <text:p>23/05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5-24">
            <text:p>24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5">
            <text:p>2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8">
            <text:p>28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9">
            <text:p>29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31">
            <text:p>31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02">
            <text:p>02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04">
            <text:p>04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05">
            <text:p>05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06">
            <text:p>06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11">
            <text:p>11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12">
            <text:p>12/06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6-14">
            <text:p>14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15">
            <text:p>15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17">
            <text:p>17/06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6-18">
            <text:p>18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19">
            <text:p>19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21">
            <text:p>21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22">
            <text:p>22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25">
            <text:p>25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26">
            <text:p>26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27">
            <text:p>27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28">
            <text:p>28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7-03">
            <text:p>03/07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7-04">
            <text:p>04/07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7-05">
            <text:p>05/07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7-10">
            <text:p>10/07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7-11">
            <text:p>11/07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7-12">
            <text:p>12/07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7-16">
            <text:p>16/07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8-23">
            <text:p>23/08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 table:number-rows-repeated="10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124])" office:value-type="float" office:value="380">
            <text:p>380</text:p>
          </table:table-cell>
          <table:table-cell/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Pruebas</text:p>
          </table:table-cell>
          <table:table-cell table:style-name="ce6" office:value-type="date" office:date-value="2012-05-02">
            <text:p>02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5-03">
            <text:p>03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5-15">
            <text:p>15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6" office:value-type="date" office:date-value="2012-05-16">
            <text:p>16/05/12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18">
            <text:p>18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1">
            <text:p>21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2">
            <text:p>22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4">
            <text:p>24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6" office:value-type="date" office:date-value="2012-05-28">
            <text:p>28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9">
            <text:p>29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31">
            <text:p>31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6" office:value-type="date" office:date-value="2012-06-12">
            <text:p>12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6-18">
            <text:p>18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6-19">
            <text:p>19/06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6-22">
            <text:p>22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7-02">
            <text:p>02/07/12</text:p>
          </table:table-cell>
          <table:table-cell office:value-type="float" office:value="2">
            <text:p>2</text:p>
          </table:table-cell>
        </table:table-row>
        <table:table-row table:style-name="ro1" table:number-rows-repeated="22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7" table:formula="of:=SUM([.C2:.C36])" office:value-type="float" office:value="32">
            <text:p>32</text:p>
          </table:table-cell>
        </table:table-row>
      </table:table>
      <table:table table:name="Memoria" table:style-name="ta1" table:print="false"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Memoria</text:p>
          </table:table-cell>
          <table:table-cell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1">
            <text:p>01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03">
            <text:p>03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04">
            <text:p>04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6">
            <text:p>06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21">
            <text:p>21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2">
            <text:p>22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3">
            <text:p>23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31">
            <text:p>31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6-04">
            <text:p>04/06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6-08">
            <text:p>08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09">
            <text:p>09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6-10">
            <text:p>10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1">
            <text:p>11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2">
            <text:p>12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3">
            <text:p>13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7">
            <text:p>17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7-08">
            <text:p>08/07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7-09">
            <text:p>09/07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7-12">
            <text:p>12/07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7-13">
            <text:p>13/07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7-14">
            <text:p>14/07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7-15">
            <text:p>15/07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7-16">
            <text:p>16/07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7-17">
            <text:p>17/07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7-18">
            <text:p>18/07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8-23">
            <text:p>23/08/12</text:p>
          </table:table-cell>
          <table:table-cell office:value-type="float" office:value="1">
            <text:p>1</text:p>
          </table:table-cell>
        </table:table-row>
        <table:table-row table:style-name="ro1" table:number-rows-repeated="8">
          <table:table-cell/>
          <table:table-cell table:style-name="Default"/>
          <table:table-cell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64">
            <text:p>64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126]" office:value-type="float" office:value="380">
            <text:p>380</text:p>
          </table:table-cell>
        </table:table-row>
        <table:table-row table:style-name="ro1">
          <table:table-cell office:value-type="string">
            <text:p>Pruebas</text:p>
          </table:table-cell>
          <table:table-cell table:formula="of:=[Pruebas.C41]" office:value-type="float" office:value="32">
            <text:p>32</text:p>
          </table:table-cell>
        </table:table-row>
        <table:table-row table:style-name="ro1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64">
            <text:p>64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624">
            <text:p>6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3">23/08/2012</text:date>, <text:time>22:29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2-08-23T22:29:12</dc:date>
    <meta:editing-duration>PT01H45M33S</meta:editing-duration>
    <meta:editing-cycles>135</meta:editing-cycles>
    <meta:generator>OpenOffice.org/3.2$Unix OpenOffice.org_project/320m12$Build-9483</meta:generator>
    <dc:creator>david </dc:creator>
    <meta:document-statistic meta:table-count="5" meta:cell-count="427" meta:object-count="0"/>
  </office:meta>
</office:document-meta>
</file>